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Lohit Devanagari1" svg:font-family="'Lohit Devanagari'"/>
    <style:font-face style:name="PT Serif" svg:font-family="'PT Serif', Georgia, 'Helvetica Neue', Arial, sans-serif"/>
    <style:font-face style:name="Tahoma" svg:font-family="Tahoma, sans-serif, Arial, Helvetica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14b69"/>
    </style:style>
    <style:style style:name="P2" style:family="paragraph" style:parent-style-name="Standard">
      <style:text-properties fo:color="#000000" style:font-name="Carlito" fo:font-size="11pt" fo:font-weight="normal" officeooo:rsid="00014b69" officeooo:paragraph-rsid="00014b69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center" style:justify-single-word="false"/>
      <style:text-properties officeooo:paragraph-rsid="00014b69"/>
    </style:style>
    <style:style style:name="P4" style:family="paragraph" style:parent-style-name="Standard">
      <style:text-properties officeooo:paragraph-rsid="0001aa26"/>
    </style:style>
    <style:style style:name="P5" style:family="paragraph" style:parent-style-name="Standard">
      <style:text-properties officeooo:rsid="0001aa26" officeooo:paragraph-rsid="0001aa26"/>
    </style:style>
    <style:style style:name="P6" style:family="paragraph" style:parent-style-name="Standard">
      <style:text-properties officeooo:rsid="00033a93" officeooo:paragraph-rsid="00033a93"/>
    </style:style>
    <style:style style:name="T1" style:family="text">
      <style:text-properties fo:font-variant="normal" fo:text-transform="none" fo:color="#000000" style:font-name="Tahoma" fo:font-size="9.75pt" fo:letter-spacing="normal" fo:font-style="normal" fo:font-weight="normal" style:font-size-asian="11pt" style:font-weight-asian="normal" style:font-size-complex="11pt" style:font-weight-complex="normal"/>
    </style:style>
    <style:style style:name="T2" style:family="text">
      <style:text-properties fo:font-variant="normal" fo:text-transform="none" fo:color="#000000" style:font-name="Tahoma" fo:font-size="9.75pt" fo:letter-spacing="normal" fo:font-style="normal" fo:font-weight="normal" officeooo:rsid="00014b69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000000" style:font-name="Tahoma" fo:font-size="9.75pt" fo:letter-spacing="normal" fo:font-style="normal" fo:font-weight="normal" officeooo:rsid="0001aa26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fo:color="#3a6d99" style:text-line-through-style="none" style:text-line-through-type="none" style:font-name="Tahoma" fo:font-size="9.75pt" fo:letter-spacing="normal" fo:font-style="normal" style:text-underline-style="none" fo:font-weight="normal" officeooo:rsid="00014b69" style:text-blinking="false" fo:background-color="#ffffff" loext:char-shading-value="0" style:font-size-asian="11pt" style:font-weight-asian="normal" style:font-size-complex="11pt" style:font-weight-complex="normal"/>
    </style:style>
    <style:style style:name="T5" style:family="text">
      <style:text-properties fo:color="#000000" style:font-name="Carlito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style:font-name="Carlito" fo:font-size="11pt" fo:font-weight="normal" officeooo:rsid="00014b69" style:font-size-asian="11pt" style:font-weight-asian="normal" style:font-size-complex="11pt" style:font-weight-complex="normal"/>
    </style:style>
    <style:style style:name="T7" style:family="text">
      <style:text-properties fo:color="#000000" style:font-name="Carlito" fo:font-size="11pt" fo:font-weight="normal" officeooo:rsid="0001aa26" style:font-size-asian="11pt" style:font-weight-asian="normal" style:font-size-complex="11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Щотижневий звіт 1</text:span></text:p>
      <text:p text:style-name="P1"><text:span text:style-name="T6"><text:line-break/></text:span><text:span text:style-name="T2">Ознайомлення з даними:</text:span></text:p>
      <text:p text:style-name="P1"><text:span text:style-name="T6"/></text:p>
      <text:p text:style-name="P4"><text:span text:style-name="T6">1. </text:span><text:span text:style-name="T2">Web data: Amazon reviews:</text:span><text:span text:style-name="T6"><text:line-break/></text:span><text:a xlink:type="simple" xlink:href="https://snap.stanford.edu/data/web-Amazon.html" office:target-frame-name="_blank" xlink:show="new" text:style-name="Internet_20_link" text:visited-style-name="Visited_20_Internet_20_Link"><text:span text:style-name="T4">https://snap.stanford.edu/data/web-Amazon.html</text:span></text:a><text:span text:style-name="T6"><text:line-break/>2. </text:span><text:span text:style-name="T2">Goodbooks-10k: a new dataset for book recommendations:</text:span><text:span text:style-name="T6"><text:line-break/></text:span><text:a xlink:type="simple" xlink:href="https://github.com/zygmuntz/goodbooks-10k" office:target-frame-name="_blank" xlink:show="new" text:style-name="Internet_20_link" text:visited-style-name="Visited_20_Internet_20_Link"><text:span text:style-name="T4">https://github.com/zygmuntz/goodbooks-10k</text:span></text:a></text:p>
      <text:p text:style-name="P4"><text:span text:style-name="T6"/></text:p>
      <text:p text:style-name="P4"><text:span text:style-name="T7">Для чіткого розуміння наявних даних я описала, що одначає кожна колонка csv файлу, встановлювала зв’язки та малювала варіанти візуалізації. </text:span></text:p>
      <text:p text:style-name="P6"><text:span text:style-name="T7">Р</text:span><text:span text:style-name="T5">езультат: розуміння потрібної структури майбутньої бази даних та можливих категорій. <text:s/></text:span></text:p>
      <text:p text:style-name="P4"><text:span text:style-name="T6"><text:line-break/></text:span><text:span text:style-name="T3">amazon</text:span></text:p>
      <text:p text:style-name="P5"><text:span text:style-name="T3"/></text:p>
      <text:p text:style-name="P5"><text:span text:style-name="T1">reviewerID - ID of the reviewer, e.g. A2SUAM1J3GNN3B</text:span></text:p>
      <text:p text:style-name="P5"><text:span text:style-name="T1">asin - ID of the product, e.g. 0000013714</text:span></text:p>
      <text:p text:style-name="P5"><text:span text:style-name="T1">reviewerName - name of the reviewer</text:span></text:p>
      <text:p text:style-name="P5"><text:span text:style-name="T1">helpful - helpfulness rating of the review, e.g. 2/3</text:span></text:p>
      <text:p text:style-name="P5"><text:span text:style-name="T1">reviewText - text of the review</text:span></text:p>
      <text:p text:style-name="P5"><text:span text:style-name="T1">overall - rating of the product</text:span></text:p>
      <text:p text:style-name="P5"><text:span text:style-name="T1">summary - summary of the review</text:span></text:p>
      <text:p text:style-name="P5"><text:span text:style-name="T1">unixReviewTime - time of the review (unix time)</text:span></text:p>
      <text:p text:style-name="P5"><text:span text:style-name="T1">reviewTime - time of the review (raw)</text:span></text:p>
      <text:p text:style-name="P5"><text:span text:style-name="T1">asin - ID of the product, e.g. 0000031852</text:span></text:p>
      <text:p text:style-name="P5"><text:span text:style-name="T1">title - name of the product</text:span></text:p>
      <text:p text:style-name="P5"><text:span text:style-name="T1">price - price in US dollars (at time of crawl)</text:span></text:p>
      <text:p text:style-name="P5"><text:span text:style-name="T1">imUrl - url of the product image</text:span></text:p>
      <text:p text:style-name="P5"><text:span text:style-name="T1">related - related products (also bought, also viewed, bought together, buy after viewing)</text:span></text:p>
      <text:p text:style-name="P5"><text:span text:style-name="T1">salesRank - sales rank information</text:span></text:p>
      <text:p text:style-name="P5"><text:span text:style-name="T1">brand - brand name</text:span></text:p>
      <text:p text:style-name="P5"><text:span text:style-name="T1">categories - list of categories the product belongs to</text:span></text:p>
      <text:p text:style-name="P5"><text:span text:style-name="T1"/></text:p>
      <text:p text:style-name="P5"><text:span text:style-name="T1"/></text:p>
      <text:p text:style-name="P5"><text:span text:style-name="T1">Goodreads</text:span></text:p>
      <text:p text:style-name="P5"><text:span text:style-name="T1"/></text:p>
      <text:p text:style-name="P5"><text:span text:style-name="T1">books.csv</text:span></text:p>
      <text:p text:style-name="P5"><text:span text:style-name="T1"/></text:p>
      <text:p text:style-name="P5"><text:span text:style-name="T1">book_id - ID of the book</text:span></text:p>
      <text:p text:style-name="P5"><text:span text:style-name="T1">goodreads_book_id - the most popular edition of a given book</text:span></text:p>
      <text:p text:style-name="P5"><text:span text:style-name="T1">best_book_id - the most popular edition of a given book</text:span></text:p>
      <text:p text:style-name="P5"><text:span text:style-name="T1">work_id - the book in the abstract sense</text:span></text:p>
      <text:p text:style-name="P5"><text:span text:style-name="T1">books_count - </text:span></text:p>
      <text:p text:style-name="P5"><text:span text:style-name="T1">isbn - International Standard Book Number</text:span></text:p>
      <text:p text:style-name="P5"><text:span text:style-name="T1">isbn13 - long International Standard Book Number</text:span></text:p>
      <text:p text:style-name="P5"><text:span text:style-name="T1">authors - name of the author</text:span></text:p>
      <text:p text:style-name="P5"><text:span text:style-name="T1">original_publication_year - year of publication</text:span></text:p>
      <text:p text:style-name="P5"><text:span text:style-name="T1">original_title - short name</text:span></text:p>
      <text:p text:style-name="P5"><text:span text:style-name="T1">title - long name</text:span></text:p>
      <text:p text:style-name="P5"><text:span text:style-name="T1">language_code - language</text:span></text:p>
      <text:p text:style-name="P5"><text:span text:style-name="T1">average_rating - average rating</text:span></text:p>
      <text:p text:style-name="P5"><text:span text:style-name="T1">ratings_count </text:span></text:p>
      <text:p text:style-name="P5"><text:span text:style-name="T1">work_ratings_count - number of the ratings in common</text:span></text:p>
      <text:p text:style-name="P5"><text:span text:style-name="T1">work_text_reviews_count - number of the reviews in common</text:span></text:p>
      <text:p text:style-name="P5"><text:span text:style-name="T1">ratings_1 - number of ratings (1)</text:span></text:p>
      <text:p text:style-name="P5"><text:span text:style-name="T1">ratings_2 - number of ratings (2)</text:span></text:p>
      <text:p text:style-name="P5"><text:span text:style-name="T1">ratings_3 - number of ratings (3)</text:span></text:p>
      <text:p text:style-name="P5"><text:span text:style-name="T1">ratings_4 - number of ratings (4)</text:span></text:p>
      <text:p text:style-name="P5"><text:soft-page-break/><text:span text:style-name="T1">ratings_5 - number of ratings (5)</text:span></text:p>
      <text:p text:style-name="P5"><text:span text:style-name="T1">image_url - url of the product image</text:span></text:p>
      <text:p text:style-name="P5"><text:span text:style-name="T1">small_image_url - url of the product image(small)</text:span></text:p>
      <text:p text:style-name="P5"><text:span text:style-name="T1"/></text:p>
      <text:p text:style-name="P5"><text:span text:style-name="T1"/></text:p>
      <text:p text:style-name="P5"><text:span text:style-name="T1">book_id in ratings.csv and to_read.csv maps to work_id, not to goodreads_book_id, meaning that ratings for different editions are aggregated</text:span></text:p>
      <text:p text:style-name="P5"><text:span text:style-name="T1"/></text:p>
      <text:p text:style-name="P5"><text:span text:style-name="T1">to_read.csv</text:span></text:p>
      <text:p text:style-name="P5"><text:span text:style-name="T1"/></text:p>
      <text:p text:style-name="P5"><text:span text:style-name="T1">user_id - ID of the user</text:span></text:p>
      <text:p text:style-name="P5"><text:span text:style-name="T1">book_id - ID of the book</text:span></text:p>
      <text:p text:style-name="P5"><text:span text:style-name="T1"/></text:p>
      <text:p text:style-name="P5"><text:span text:style-name="T1"/></text:p>
      <text:p text:style-name="P5"><text:span text:style-name="T1">ratings.csv</text:span></text:p>
      <text:p text:style-name="P5"><text:span text:style-name="T1"/></text:p>
      <text:p text:style-name="P5"><text:span text:style-name="T1">user_id - ID of the user</text:span></text:p>
      <text:p text:style-name="P5"><text:span text:style-name="T1">book_id - ID of the book</text:span></text:p>
      <text:p text:style-name="P5"><text:span text:style-name="T1">rating - points</text:span></text:p>
      <text:p text:style-name="P5"><text:span text:style-name="T1"/></text:p>
      <text:p text:style-name="P5"><text:span text:style-name="T1"/></text:p>
      <text:p text:style-name="P5"><text:span text:style-name="T1">tags.csv</text:span></text:p>
      <text:p text:style-name="P5"><text:span text:style-name="T1"/></text:p>
      <text:p text:style-name="P5"><text:span text:style-name="T1">tag_id - ID of tag</text:span></text:p>
      <text:p text:style-name="P5"><text:span text:style-name="T1">tag_name - name of tag</text:span></text:p>
      <text:p text:style-name="P5"><text:span text:style-name="T1"/></text:p>
      <text:p text:style-name="P5"><text:span text:style-name="T1"/></text:p>
      <text:p text:style-name="P5"><text:span text:style-name="T1">book_tags.csv</text:span></text:p>
      <text:p text:style-name="P5"><text:span text:style-name="T1"/></text:p>
      <text:p text:style-name="P5"><text:span text:style-name="T1">goodreads_book_id</text:span></text:p>
      <text:p text:style-name="P5"><text:span text:style-name="T1">tag_id</text:span></text:p>
      <text:p text:style-name="P5"><text:span text:style-name="T1">count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Helvetica Neue" svg:font-family="'Helvetica Neue', Helvetica, Arial, sans-serif"/>
    <style:font-face style:name="Lohit Devanagari1" svg:font-family="'Lohit Devanagari'"/>
    <style:font-face style:name="PT Serif" svg:font-family="'PT Serif', Georgia, 'Helvetica Neue', Arial, sans-serif"/>
    <style:font-face style:name="Tahoma" svg:font-family="Tahoma, sans-serif, Arial, Helvetica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22:07:26.081318413</meta:creation-date>
    <dc:date>2018-02-24T22:32:11.555469161</dc:date>
    <meta:editing-duration>PT4M25S</meta:editing-duration>
    <meta:editing-cycles>1</meta:editing-cycles>
    <meta:document-statistic meta:table-count="0" meta:image-count="0" meta:object-count="0" meta:page-count="2" meta:paragraph-count="63" meta:word-count="378" meta:character-count="2356" meta:non-whitespace-character-count="2034"/>
    <meta:generator>LibreOffice/5.3.6.1$Linux_X86_64 LibreOffice_project/30$Build-1</meta:generator>
  </office:meta>
</office:document-meta>
</file>